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3.28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nstance</text:p>
          </table:table-cell>
          <table:table-cell office:value-type="string">
            <text:p>ip</text:p>
          </table:table-cell>
          <table:table-cell office:value-type="string">
            <text:p>ip_gap</text:p>
          </table:table-cell>
          <table:table-cell office:value-type="string">
            <text:p>lp</text:p>
          </table:table-cell>
          <table:table-cell office:value-type="string">
            <text:p>heur</text:p>
          </table:table-cell>
          <table:table-cell office:value-type="string">
            <text:p>heur_gap</text:p>
          </table:table-cell>
        </table:table-row>
        <table:table-row table:style-name="ro2">
          <table:table-cell office:value-type="string">
            <text:p>N-t2d200.09</text:p>
          </table:table-cell>
          <table:table-cell office:value-type="float" office:value="140190">
            <text:p>140190</text:p>
          </table:table-cell>
          <table:table-cell table:formula="of:=([.D2]-[.B2])/[.B2]*100" office:value-type="float" office:value="1.82395320636279">
            <text:p>1.8239532064</text:p>
          </table:table-cell>
          <table:table-cell office:value-type="float" office:value="142747">
            <text:p>142747</text:p>
          </table:table-cell>
          <table:table-cell office:value-type="float" office:value="141896">
            <text:p>141896</text:p>
          </table:table-cell>
          <table:table-cell table:formula="of:=([.D2]-[.E2])/[.E2]*100" office:value-type="float" office:value="0.599735017195693">
            <text:p>0.5997350172</text:p>
          </table:table-cell>
        </table:table-row>
        <table:table-row table:style-name="ro2">
          <table:table-cell office:value-type="string">
            <text:p>N-t2d200.10</text:p>
          </table:table-cell>
          <table:table-cell office:value-type="float" office:value="147990">
            <text:p>147990</text:p>
          </table:table-cell>
          <table:table-cell table:formula="of:=([.D3]-[.B3])/[.B3]*100" office:value-type="float" office:value="1.51496722751537">
            <text:p>1.5149672275</text:p>
          </table:table-cell>
          <table:table-cell office:value-type="float" office:value="150232">
            <text:p>150232</text:p>
          </table:table-cell>
          <table:table-cell office:value-type="float" office:value="149612">
            <text:p>149612</text:p>
          </table:table-cell>
          <table:table-cell table:formula="of:=([.D3]-[.E3])/[.E3]*100" office:value-type="float" office:value="0.414405261610031">
            <text:p>0.4144052616</text:p>
          </table:table-cell>
        </table:table-row>
        <table:table-row table:style-name="ro2">
          <table:table-cell office:value-type="string">
            <text:p>N-t2d200.11</text:p>
          </table:table-cell>
          <table:table-cell office:value-type="float" office:value="145990">
            <text:p>145990</text:p>
          </table:table-cell>
          <table:table-cell table:formula="of:=([.D4]-[.B4])/[.B4]*100" office:value-type="float" office:value="1.55627097746421">
            <text:p>1.5562709775</text:p>
          </table:table-cell>
          <table:table-cell office:value-type="float" office:value="148262">
            <text:p>148262</text:p>
          </table:table-cell>
          <table:table-cell office:value-type="float" office:value="147398">
            <text:p>147398</text:p>
          </table:table-cell>
          <table:table-cell table:formula="of:=([.D4]-[.E4])/[.E4]*100" office:value-type="float" office:value="0.586168061981845">
            <text:p>0.586168062</text:p>
          </table:table-cell>
        </table:table-row>
        <table:table-row table:style-name="ro2">
          <table:table-cell office:value-type="string">
            <text:p>N-t2d200.12</text:p>
          </table:table-cell>
          <table:table-cell office:value-type="float" office:value="150794">
            <text:p>150794</text:p>
          </table:table-cell>
          <table:table-cell table:formula="of:=([.D5]-[.B5])/[.B5]*100" office:value-type="float" office:value="1.50536493494436">
            <text:p>1.5053649349</text:p>
          </table:table-cell>
          <table:table-cell office:value-type="float" office:value="153064">
            <text:p>153064</text:p>
          </table:table-cell>
          <table:table-cell office:value-type="float" office:value="152394">
            <text:p>152394</text:p>
          </table:table-cell>
          <table:table-cell table:formula="of:=([.D5]-[.E5])/[.E5]*100" office:value-type="float" office:value="0.439649854981167">
            <text:p>0.439649855</text:p>
          </table:table-cell>
        </table:table-row>
        <table:table-row table:style-name="ro2">
          <table:table-cell office:value-type="string">
            <text:p>N-t2d200.13</text:p>
          </table:table-cell>
          <table:table-cell office:value-type="float" office:value="135922">
            <text:p>135922</text:p>
          </table:table-cell>
          <table:table-cell table:formula="of:=([.D6]-[.B6])/[.B6]*100" office:value-type="float" office:value="1.906976059799">
            <text:p>1.9069760598</text:p>
          </table:table-cell>
          <table:table-cell office:value-type="float" office:value="138514">
            <text:p>138514</text:p>
          </table:table-cell>
          <table:table-cell office:value-type="float" office:value="137572">
            <text:p>137572</text:p>
          </table:table-cell>
          <table:table-cell table:formula="of:=([.D6]-[.E6])/[.E6]*100" office:value-type="float" office:value="0.68473235832873">
            <text:p>0.6847323583</text:p>
          </table:table-cell>
        </table:table-row>
        <table:table-row table:style-name="ro2">
          <table:table-cell office:value-type="string">
            <text:p>N-t2d200.14</text:p>
          </table:table-cell>
          <table:table-cell office:value-type="float" office:value="142542">
            <text:p>142542</text:p>
          </table:table-cell>
          <table:table-cell table:formula="of:=([.D7]-[.B7])/[.B7]*100" office:value-type="float" office:value="1.78263248726691">
            <text:p>1.7826324873</text:p>
          </table:table-cell>
          <table:table-cell office:value-type="float" office:value="145083">
            <text:p>145083</text:p>
          </table:table-cell>
          <table:table-cell office:value-type="float" office:value="144108">
            <text:p>144108</text:p>
          </table:table-cell>
          <table:table-cell table:formula="of:=([.D7]-[.E7])/[.E7]*100" office:value-type="float" office:value="0.676575901407278">
            <text:p>0.6765759014</text:p>
          </table:table-cell>
        </table:table-row>
        <table:table-row table:style-name="ro2">
          <table:table-cell office:value-type="string">
            <text:p>N-t2d200.15</text:p>
          </table:table-cell>
          <table:table-cell/>
          <table:table-cell table:formula="of:=([.D8]-[.B8])/[.B8]*100" office:value-type="float" office:value="0">
            <text:p>#DIV/0!</text:p>
          </table:table-cell>
          <table:table-cell office:value-type="float" office:value="141227">
            <text:p>141227</text:p>
          </table:table-cell>
          <table:table-cell/>
          <table:table-cell table:formula="of:=([.D8]-[.E8])/[.E8]*100" office:value-type="float" office:value="0">
            <text:p>#DIV/0!</text:p>
          </table:table-cell>
        </table:table-row>
        <table:table-row table:style-name="ro2">
          <table:table-cell office:value-type="string">
            <text:p>N-t2d200.16</text:p>
          </table:table-cell>
          <table:table-cell office:value-type="float" office:value="145680">
            <text:p>145680</text:p>
          </table:table-cell>
          <table:table-cell table:formula="of:=([.D9]-[.B9])/[.B9]*100" office:value-type="float" office:value="1.67078528281164">
            <text:p>1.6707852828</text:p>
          </table:table-cell>
          <table:table-cell office:value-type="float" office:value="148114">
            <text:p>148114</text:p>
          </table:table-cell>
          <table:table-cell office:value-type="float" office:value="147356">
            <text:p>147356</text:p>
          </table:table-cell>
          <table:table-cell table:formula="of:=([.D9]-[.E9])/[.E9]*100" office:value-type="float" office:value="0.51440049947067">
            <text:p>0.5144004995</text:p>
          </table:table-cell>
        </table:table-row>
        <table:table-row table:style-name="ro2">
          <table:table-cell office:value-type="string">
            <text:p>N-t2d200.17</text:p>
          </table:table-cell>
          <table:table-cell office:value-type="float" office:value="129950">
            <text:p>129950</text:p>
          </table:table-cell>
          <table:table-cell table:formula="of:=([.D10]-[.B10])/[.B10]*100" office:value-type="float" office:value="2.13774528664871">
            <text:p>2.1377452866</text:p>
          </table:table-cell>
          <table:table-cell office:value-type="float" office:value="132728">
            <text:p>132728</text:p>
          </table:table-cell>
          <table:table-cell office:value-type="float" office:value="131850">
            <text:p>131850</text:p>
          </table:table-cell>
          <table:table-cell table:formula="of:=([.D10]-[.E10])/[.E10]*100" office:value-type="float" office:value="0.665908229048161">
            <text:p>0.665908229</text:p>
          </table:table-cell>
        </table:table-row>
        <table:table-row table:style-name="ro2">
          <table:table-cell office:value-type="string">
            <text:p>N-t2d200.18</text:p>
          </table:table-cell>
          <table:table-cell office:value-type="float" office:value="149908">
            <text:p>149908</text:p>
          </table:table-cell>
          <table:table-cell table:formula="of:=([.D11]-[.B11])/[.B11]*100" office:value-type="float" office:value="1.17071804039811">
            <text:p>1.1707180404</text:p>
          </table:table-cell>
          <table:table-cell office:value-type="float" office:value="151663">
            <text:p>151663</text:p>
          </table:table-cell>
          <table:table-cell office:value-type="float" office:value="150948">
            <text:p>150948</text:p>
          </table:table-cell>
          <table:table-cell table:formula="of:=([.D11]-[.E11])/[.E11]*100" office:value-type="float" office:value="0.473673052971884">
            <text:p>0.473673053</text:p>
          </table:table-cell>
        </table:table-row>
        <table:table-row table:style-name="ro2">
          <table:table-cell office:value-type="string">
            <text:p>N-t2d200.19</text:p>
          </table:table-cell>
          <table:table-cell office:value-type="float" office:value="135572">
            <text:p>135572</text:p>
          </table:table-cell>
          <table:table-cell table:formula="of:=([.D12]-[.B12])/[.B12]*100" office:value-type="float" office:value="1.9251762900894">
            <text:p>1.9251762901</text:p>
          </table:table-cell>
          <table:table-cell office:value-type="float" office:value="138182">
            <text:p>138182</text:p>
          </table:table-cell>
          <table:table-cell office:value-type="float" office:value="137272">
            <text:p>137272</text:p>
          </table:table-cell>
          <table:table-cell table:formula="of:=([.D12]-[.E12])/[.E12]*100" office:value-type="float" office:value="0.662917419430037">
            <text:p>0.6629174194</text:p>
          </table:table-cell>
        </table:table-row>
        <table:table-row table:style-name="ro2">
          <table:table-cell office:value-type="string">
            <text:p>N-t2d200.20</text:p>
          </table:table-cell>
          <table:table-cell office:value-type="float" office:value="145180">
            <text:p>145180</text:p>
          </table:table-cell>
          <table:table-cell table:formula="of:=([.D13]-[.B13])/[.B13]*100" office:value-type="float" office:value="1.2887450061992">
            <text:p>1.2887450062</text:p>
          </table:table-cell>
          <table:table-cell office:value-type="float" office:value="147051">
            <text:p>147051</text:p>
          </table:table-cell>
          <table:table-cell office:value-type="float" office:value="146448">
            <text:p>146448</text:p>
          </table:table-cell>
          <table:table-cell table:formula="of:=([.D13]-[.E13])/[.E13]*100" office:value-type="float" office:value="0.411750245821042">
            <text:p>0.4117502458</text:p>
          </table:table-cell>
        </table:table-row>
        <table:table-row table:style-name="ro2">
          <table:table-cell office:value-type="string">
            <text:p>N-t2d200.21</text:p>
          </table:table-cell>
          <table:table-cell office:value-type="float" office:value="141700">
            <text:p>141700</text:p>
          </table:table-cell>
          <table:table-cell table:formula="of:=([.D14]-[.B14])/[.B14]*100" office:value-type="float" office:value="1.77911079745942">
            <text:p>1.7791107975</text:p>
          </table:table-cell>
          <table:table-cell office:value-type="float" office:value="144221">
            <text:p>144221</text:p>
          </table:table-cell>
          <table:table-cell office:value-type="float" office:value="143428">
            <text:p>143428</text:p>
          </table:table-cell>
          <table:table-cell table:formula="of:=([.D14]-[.E14])/[.E14]*100" office:value-type="float" office:value="0.552890648966729">
            <text:p>0.552890649</text:p>
          </table:table-cell>
        </table:table-row>
        <table:table-row table:style-name="ro2">
          <table:table-cell office:value-type="string">
            <text:p>N-t2d200.22</text:p>
          </table:table-cell>
          <table:table-cell office:value-type="float" office:value="145238">
            <text:p>145238</text:p>
          </table:table-cell>
          <table:table-cell table:formula="of:=([.D15]-[.B15])/[.B15]*100" office:value-type="float" office:value="1.57396824522508">
            <text:p>1.5739682452</text:p>
          </table:table-cell>
          <table:table-cell office:value-type="float" office:value="147524">
            <text:p>147524</text:p>
          </table:table-cell>
          <table:table-cell office:value-type="float" office:value="146828">
            <text:p>146828</text:p>
          </table:table-cell>
          <table:table-cell table:formula="of:=([.D15]-[.E15])/[.E15]*100" office:value-type="float" office:value="0.474024028114529">
            <text:p>0.4740240281</text:p>
          </table:table-cell>
        </table:table-row>
        <table:table-row table:style-name="ro2">
          <table:table-cell office:value-type="string">
            <text:p>N-t2d200.23</text:p>
          </table:table-cell>
          <table:table-cell office:value-type="float" office:value="143480">
            <text:p>143480</text:p>
          </table:table-cell>
          <table:table-cell table:formula="of:=([.D16]-[.B16])/[.B16]*100" office:value-type="float" office:value="1.56885977139671">
            <text:p>1.5688597714</text:p>
          </table:table-cell>
          <table:table-cell office:value-type="float" office:value="145731">
            <text:p>145731</text:p>
          </table:table-cell>
          <table:table-cell office:value-type="float" office:value="144932">
            <text:p>144932</text:p>
          </table:table-cell>
          <table:table-cell table:formula="of:=([.D16]-[.E16])/[.E16]*100" office:value-type="float" office:value="0.551293020174979">
            <text:p>0.5512930202</text:p>
          </table:table-cell>
        </table:table-row>
        <table:table-row table:style-name="ro2">
          <table:table-cell office:value-type="string">
            <text:p>N-t2d200.24</text:p>
          </table:table-cell>
          <table:table-cell office:value-type="float" office:value="149658">
            <text:p>149658</text:p>
          </table:table-cell>
          <table:table-cell table:formula="of:=([.D17]-[.B17])/[.B17]*100" office:value-type="float" office:value="1.41054938593326">
            <text:p>1.4105493859</text:p>
          </table:table-cell>
          <table:table-cell office:value-type="float" office:value="151769">
            <text:p>151769</text:p>
          </table:table-cell>
          <table:table-cell office:value-type="float" office:value="151208">
            <text:p>151208</text:p>
          </table:table-cell>
          <table:table-cell table:formula="of:=([.D17]-[.E17])/[.E17]*100" office:value-type="float" office:value="0.371012115761071">
            <text:p>0.3710121158</text:p>
          </table:table-cell>
        </table:table-row>
        <table:table-row table:style-name="ro2">
          <table:table-cell office:value-type="string">
            <text:p>N-t2d200.25</text:p>
          </table:table-cell>
          <table:table-cell office:value-type="float" office:value="147476">
            <text:p>147476</text:p>
          </table:table-cell>
          <table:table-cell table:formula="of:=([.D18]-[.B18])/[.B18]*100" office:value-type="float" office:value="1.52363774444655">
            <text:p>1.5236377444</text:p>
          </table:table-cell>
          <table:table-cell office:value-type="float" office:value="149723">
            <text:p>149723</text:p>
          </table:table-cell>
          <table:table-cell office:value-type="float" office:value="149078">
            <text:p>149078</text:p>
          </table:table-cell>
          <table:table-cell table:formula="of:=([.D18]-[.E18])/[.E18]*100" office:value-type="float" office:value="0.432659413193094">
            <text:p>0.4326594132</text:p>
          </table:table-cell>
        </table:table-row>
        <table:table-row table:style-name="ro2">
          <table:table-cell office:value-type="string">
            <text:p>N-t1d500.1</text:p>
          </table:table-cell>
          <table:table-cell table:number-columns-repeated="5"/>
        </table:table-row>
        <table:table-row table:style-name="ro2">
          <table:table-cell office:value-type="string">
            <text:p>N-t1d500.2</text:p>
          </table:table-cell>
          <table:table-cell table:number-columns-repeated="5"/>
        </table:table-row>
        <table:table-row table:style-name="ro2">
          <table:table-cell office:value-type="string">
            <text:p>N-t1d500.3</text:p>
          </table:table-cell>
          <table:table-cell table:number-columns-repeated="5"/>
        </table:table-row>
        <table:table-row table:style-name="ro2">
          <table:table-cell office:value-type="string">
            <text:p>N-t1d500.5</text:p>
          </table:table-cell>
          <table:table-cell table:number-columns-repeated="5"/>
        </table:table-row>
        <table:table-row table:style-name="ro2">
          <table:table-cell office:value-type="string">
            <text:p>N-t1d500.6</text:p>
          </table:table-cell>
          <table:table-cell table:number-columns-repeated="5"/>
        </table:table-row>
        <table:table-row table:style-name="ro2">
          <table:table-cell office:value-type="string">
            <text:p>N-t1d500.7</text:p>
          </table:table-cell>
          <table:table-cell table:number-columns-repeated="5"/>
        </table:table-row>
        <table:table-row table:style-name="ro2">
          <table:table-cell office:value-type="string">
            <text:p>N-t1d500.8</text:p>
          </table:table-cell>
          <table:table-cell table:number-columns-repeated="5"/>
        </table:table-row>
        <table:table-row table:style-name="ro2">
          <table:table-cell office:value-type="string">
            <text:p>N-t1d500.9</text:p>
          </table:table-cell>
          <table:table-cell table:number-columns-repeated="5"/>
        </table:table-row>
        <table:table-row table:style-name="ro2">
          <table:table-cell office:value-type="string">
            <text:p>N-t1d500.1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2015-10-26</text:date>, <text:time>23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hsan </meta:initial-creator>
    <meta:creation-date>2015-10-26T19:26:29</meta:creation-date>
    <dc:date>2015-10-26T23:15:34</dc:date>
    <dc:creator>Ehsan </dc:creator>
    <meta:editing-duration>PT3H33M55S</meta:editing-duration>
    <meta:editing-cycles>4</meta:editing-cycles>
    <meta:generator>OpenOffice/4.1.1$Unix OpenOffice.org_project/411m6$Build-9775</meta:generator>
    <meta:document-statistic meta:table-count="3" meta:cell-count="117" meta:object-count="0"/>
  </office:meta>
</office:document-meta>
</file>